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2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BL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H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CR</text:p>
          </table:table-cell>
          <table:table-cell table:formula="of:=[.B2]/( 2 * SIN(PI()/[.B1]))" office:value-type="float" office:value="3.46410161513775">
            <text:p>3.4641016151</text:p>
          </table:table-cell>
          <table:table-cell table:formula="of:=[.C2]/( 2 * SIN(PI()/[.C1]))" office:value-type="float" office:value="3.53553390593274">
            <text:p>3.5355339059</text:p>
          </table:table-cell>
          <table:table-cell table:formula="of:=[.D2]/( 2 * SIN(PI()/[.D1]))" office:value-type="float" office:value="3.40260323340816">
            <text:p>3.4026032334</text:p>
          </table:table-cell>
        </table:table-row>
        <table:table-row table:style-name="ro1">
          <table:table-cell office:value-type="string">
            <text:p>R</text:p>
          </table:table-cell>
          <table:table-cell table:formula="of:=SQRT(POWER([.B5];2) + POWER([.B3];2))" office:value-type="float" office:value="5.29150262212918">
            <text:p>5.2915026221</text:p>
          </table:table-cell>
          <table:table-cell table:formula="of:=SQRT(POWER([.C5];2) + POWER([.C3];2))" office:value-type="float" office:value="6.12372435695795">
            <text:p>6.123724357</text:p>
          </table:table-cell>
          <table:table-cell table:formula="of:=SQRT(POWER([.D5];2) + POWER([.D3];2))" office:value-type="float" office:value="6.89765965846385">
            <text:p>6.8976596585</text:p>
          </table:table-cell>
        </table:table-row>
        <table:table-row table:style-name="ro1">
          <table:table-cell office:value-type="string">
            <text:p>A</text:p>
          </table:table-cell>
          <table:table-cell table:formula="of:=PI()/2 - ASIN([.B2]/(2 * [.B6]))" office:value-type="float" office:value="0.968001774042632">
            <text:p>0.968001774</text:p>
          </table:table-cell>
          <table:table-cell table:formula="of:=PI()/2 - ASIN([.C2]/(2 * [.C6]))" office:value-type="float" office:value="1.15026199151093">
            <text:p>1.1502619915</text:p>
          </table:table-cell>
          <table:table-cell table:formula="of:=PI()/2 - ASIN([.D2]/(2 * [.D6]))" office:value-type="float" office:value="1.27661816147511">
            <text:p>1.2766181615</text:p>
          </table:table-cell>
        </table:table-row>
        <table:table-row table:style-name="ro1">
          <table:table-cell office:value-type="string">
            <text:p>Adeg</text:p>
          </table:table-cell>
          <table:table-cell table:formula="of:=DEGREES([.B7])" office:value-type="float" office:value="55.4624162138192">
            <text:p>55.4624162138</text:p>
          </table:table-cell>
          <table:table-cell table:formula="of:=DEGREES([.C7])" office:value-type="float" office:value="65.9051574478893">
            <text:p>65.9051574479</text:p>
          </table:table-cell>
          <table:table-cell table:formula="of:=DEGREES([.D7])" office:value-type="float" office:value="73.1448327022742">
            <text:p>73.1448327023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7">17/08/2012</text:date>, <text:time>16:48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8-17T16:14:57</meta:creation-date>
    <dc:date>2012-08-17T16:48:26</dc:date>
    <meta:editing-duration>PT33M30S</meta:editing-duration>
    <meta:editing-cycles>4</meta:editing-cycles>
    <meta:generator>LibreOffice/3.3$Unix LibreOffice_project/330m19$Build-401</meta:generator>
    <meta:document-statistic meta:table-count="3" meta:cell-count="28" meta:object-count="0"/>
  </office:meta>
</office:document-meta>
</file>